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958in" fo:margin-left="-0.0076in" table:align="left"/>
    </style:style>
    <style:style style:name="Table1.A" style:family="table-column">
      <style:table-column-properties style:column-width="2.5625in"/>
    </style:style>
    <style:style style:name="Table1.B" style:family="table-column">
      <style:table-column-properties style:column-width="4.83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3854in" fo:margin-left="0in" table:align="left"/>
    </style:style>
    <style:style style:name="Table2.A" style:family="table-column">
      <style:table-column-properties style:column-width="2.4271in"/>
    </style:style>
    <style:style style:name="Table2.B" style:family="table-column">
      <style:table-column-properties style:column-width="4.958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text-properties style:font-name="Courier 10 Pitch" style:text-underline-style="solid" style:text-underline-width="auto" style:text-underline-color="font-color" fo:font-weight="bold" style:font-weight-asian="bold" style:font-weight-complex="bold"/>
    </style:style>
    <style:style style:name="P2" style:family="paragraph" style:parent-style-name="Standard">
      <style:text-properties style:font-name="Courier 10 Pitch" style:text-underline-style="none" fo:font-weight="normal" style:font-weight-asian="normal" style:font-weight-complex="normal"/>
    </style:style>
    <style:style style:name="P3" style:family="paragraph" style:parent-style-name="Standard">
      <style:paragraph-properties fo:text-align="end" style:justify-single-word="false"/>
      <style:text-properties style:font-name="Courier 10 Pitch" style:text-underline-style="none" fo:font-weight="normal" style:font-weight-asian="normal" style:font-weight-complex="normal"/>
    </style:style>
    <style:style style:name="P4" style:family="paragraph" style:parent-style-name="Standard">
      <style:paragraph-properties fo:text-align="center" style:justify-single-word="false"/>
      <style:text-properties style:font-name="Courier 10 Pitch" style:text-underline-style="none" fo:font-weight="normal" style:font-weight-asian="normal" style:font-weight-complex="normal"/>
    </style:style>
    <style:style style:name="P5" style:family="paragraph" style:parent-style-name="Standard">
      <style:text-properties style:font-name="Courier 10 Pitch" style:text-underline-style="solid" style:text-underline-width="auto" style:text-underline-color="font-color" fo:font-weight="bold" style:font-weight-asian="bold" style:font-weight-complex="bold"/>
    </style:style>
    <style:style style:name="P6" style:family="paragraph" style:parent-style-name="Table_20_Contents">
      <style:text-properties style:font-name="Courier 10 Pitch"/>
    </style:style>
    <style:style style:name="P7" style:family="paragraph" style:parent-style-name="Table_20_Contents">
      <style:text-properties style:font-name="Courier 10 Pitch"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position="super 58%" style:text-underline-style="none" fo:font-weight="normal" style:font-weight-asian="normal" style:font-weight-complex="normal"/>
    </style:style>
    <style:style style:name="T4" style:family="text">
      <style:text-properties style:text-position="0% 100%" style:text-underline-style="none" fo:font-weight="normal" style:font-weight-asian="normal" style:font-weight-complex="normal"/>
    </style:style>
    <style:style style:name="T5" style:family="text">
      <style:text-properties style:text-position="sub 58%" style:text-underline-style="none" fo:font-weight="normal" style:font-weight-asian="normal" style:font-weight-complex="normal"/>
    </style:style>
    <style:style style:name="T6" style:family="text">
      <style:text-properties fo:font-variant="normal" fo:text-transform="none" fo:color="#666666" style:font-name="Helvetica Neue" fo:font-size="12pt" fo:letter-spacing="normal" fo:font-style="normal" fo:font-weight="bold"/>
    </style:style>
    <style:style style:name="fr1" style:family="graphic" style:parent-style-name="Formula">
      <style:graphic-properties style:vertical-pos="from-top" style:vertical-rel="page" style:horizontal-pos="from-left" style:horizontal-rel="pag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2" text:anchor-type="page" text:anchor-page-number="1" svg:x="4.7654in" svg:y="1.8in" svg:width="3.3862in" svg:height="2.5382in" draw:z-index="0">
        <draw:object xlink:href="./Object 2" xlink:type="simple" xlink:show="embed" xlink:actuate="onLoad"/>
        <draw:image xlink:href="./ObjectReplacements/Object 2" xlink:type="simple" xlink:show="embed" xlink:actuate="onLoad"/>
      </draw:frame>
      <draw:frame draw:style-name="fr1" draw:name="Object1" text:anchor-type="page" text:anchor-page-number="1" svg:x="0.9827in" svg:y="1.8in" svg:width="4.0335in" svg:height="2.7398in" draw:z-index="1">
        <draw:object xlink:href="./Object 1" xlink:type="simple" xlink:show="embed" xlink:actuate="onLoad"/>
        <draw:image xlink:href="./ObjectReplacements/Object 1" xlink:type="simple" xlink:show="embed" xlink:actuate="onLoad"/>
        <svg:desc>formula</svg:desc>
      </draw:frame>
      <draw:frame draw:style-name="fr1" draw:name="Object3" text:anchor-type="page" text:anchor-page-number="1" svg:x="0.9098in" svg:y="4.6189in" svg:width="4.161in" svg:height="2.1638in" draw:z-index="2">
        <draw:object xlink:href="./Object 3" xlink:type="simple" xlink:show="embed" xlink:actuate="onLoad"/>
        <draw:image xlink:href="./ObjectReplacements/Object 3" xlink:type="simple" xlink:show="embed" xlink:actuate="onLoad"/>
        <svg:desc>formula</svg:desc>
      </draw:frame>
      <draw:frame draw:style-name="fr1" draw:name="Object5" text:anchor-type="page" text:anchor-page-number="2" svg:x="3.1563in" svg:y="2.6717in" svg:width="4.4508in" svg:height="0.4319in" draw:z-index="3">
        <draw:object xlink:href="./Object 5" xlink:type="simple" xlink:show="embed" xlink:actuate="onLoad"/>
        <draw:image xlink:href="./ObjectReplacements/Object 5" xlink:type="simple" xlink:show="embed" xlink:actuate="onLoad"/>
      </draw:frame>
      <draw:frame draw:style-name="fr1" draw:name="Object4" text:anchor-type="page" text:anchor-page-number="2" svg:x="3.7146in" svg:y="0.8209in" svg:width="3.7846in" svg:height="1.6811in" draw:z-index="4">
        <draw:object xlink:href="./Object 4" xlink:type="simple" xlink:show="embed" xlink:actuate="onLoad"/>
        <draw:image xlink:href="./ObjectReplacements/Object 4" xlink:type="simple" xlink:show="embed" xlink:actuate="onLoad"/>
      </draw:frame>
      <text:p text:style-name="P3">Caleb Faruki</text:p>
      <text:p text:style-name="P3">Dr. Xiaolan Zhang</text:p>
      <text:p text:style-name="P3">CISC4615 Data Comm &amp; Networks</text:p>
      <text:p text:style-name="P3">October 30, 2013</text:p>
      <text:p text:style-name="P3"/>
      <text:p text:style-name="P4">Homework 4</text:p>
      <text:p text:style-name="P1"/>
      <text:p text:style-name="P1">1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b</text:p>
      <text:p text:style-name="P1"/>
      <text:p text:style-name="P1"/>
      <text:p text:style-name="P1"/>
      <text:p text:style-name="P1"/>
      <text:p text:style-name="P1"/>
      <text:p text:style-name="P1"/>
      <text:p text:style-name="P1"/>
      <text:p text:style-name="P1"/>
      <text:p text:style-name="P1"/>
      <text:p text:style-name="P1"/>
      <text:p text:style-name="P1">2</text:p>
      <text:p text:style-name="P2">Max throughput is the average rate of data delivery to the destination. Throughput is constrained by the transmission rate of the bottleneck link. Data can't be propagated until it is transmitted in full. A link transmits 1 packet at a time and propagates 1 packet at a time.</text:p>
      <text:p text:style-name="P2"/>
      <text:p text:style-name="P2">The bottleneck link transmits packets slower than all other links. Links after the bottleneck can't transmit/propagate a packet until a packet is received from the bottleneck. This means that even if another link can transmit faster, packets may only be sent as fast as they are received.</text:p>
      <text:p text:style-name="P2"/>
      <text:p text:style-name="P2"/>
      <text:p text:style-name="P2"/>
      <text:p text:style-name="P2"/>
      <text:p text:style-name="P2"/>
      <text:p text:style-name="P2"/>
      <text:p text:style-name="P2"/>
      <text:p text:style-name="P2"/>
      <text:p text:style-name="P1"><text:soft-page-break/>3</text:p>
      <table:table table:name="Table1" table:style-name="Table1">
        <table:table-column table:style-name="Table1.A"/>
        <table:table-column table:style-name="Table1.B"/>
        <table:table-row>
          <table:table-cell table:style-name="Table1.A1" office:value-type="string">
            <text:p text:style-name="P1"><text:span text:style-name="T1">Thruput of rdt3.0:</text:span></text:p>
            <text:p text:style-name="P1"><text:span text:style-name="T2">L = 8kb (8*10</text:span><text:span text:style-name="T3">3</text:span><text:span text:style-name="T2">) </text:span></text:p>
            <text:p text:style-name="P1"><text:span text:style-name="T2">R = 1Gbps (1*10</text:span><text:span text:style-name="T3">9</text:span><text:span text:style-name="T2">)</text:span></text:p>
            <text:p text:style-name="P1"><text:span text:style-name="T2">RTT = 20ms (2*10</text:span><text:span text:style-name="T3">-3</text:span><text:span text:style-name="T4">)</text:span></text:p>
            <text:p text:style-name="P1"><text:span text:style-name="T4">d</text:span><text:span text:style-name="T5">ACKtrans</text:span><text:span text:style-name="T4"> = 0</text:span></text:p>
            <text:p text:style-name="P1"><text:span text:style-name="T4">d</text:span><text:span text:style-name="T5">queue</text:span><text:span text:style-name="T4">, d</text:span><text:span text:style-name="T5">proc</text:span><text:span text:style-name="T4"> = 0</text:span></text:p>
          </table:table-cell>
          <table:table-cell table:style-name="Table1.B1" office:value-type="string">
            <text:p text:style-name="P6"/>
            <text:p text:style-name="P6"/>
            <text:p text:style-name="P6"/>
            <text:p text:style-name="P6"/>
            <text:p text:style-name="P6"/>
            <text:p text:style-name="P6"/>
            <text:p text:style-name="P6"/>
            <text:p text:style-name="P6"/>
            <text:p text:style-name="P6"/>
          </table:table-cell>
        </table:table-row>
      </table:table>
      <table:table table:name="Table2" table:style-name="Table2">
        <table:table-column table:style-name="Table2.A"/>
        <table:table-column table:style-name="Table2.B"/>
        <table:table-row>
          <table:table-cell table:style-name="Table2.A1" office:value-type="string">
            <text:p text:style-name="P6">Find window size N for:</text:p>
            <text:p text:style-name="P6">Thruput = 500 Mbps</text:p>
          </table:table-cell>
          <table:table-cell table:style-name="Table2.B1" office:value-type="string">
            <text:p text:style-name="P6"/>
            <text:p text:style-name="P6"/>
            <text:p text:style-name="P6"><text:span text:style-name="Strong_20_Emphasis"><text:span text:style-name="T6"/></text:span></text:p>
            <text:p text:style-name="P7">Window size = N = 1250</text:p>
          </table:table-cell>
        </table:table-row>
      </table:table>
      <text:p text:style-name="P1"><text:span text:style-name="T2"/></text:p>
      <text:p text:style-name="P1">4</text:p>
      <text:p text:style-name="P1"><text:span text:style-name="T2">See attached photo for so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598in" fo:margin-top="0.5598in" fo:margin-bottom="0.5598in" fo:margin-left="0.5598in" fo:margin-right="0.5598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ruki </meta:initial-creator>
    <meta:creation-date>2013-10-25T18:07:56</meta:creation-date>
    <dc:date>2013-10-30T13:17:25</dc:date>
    <dc:creator>faruki </dc:creator>
    <meta:editing-duration>PT23H40M50S</meta:editing-duration>
    <meta:editing-cycles>24</meta:editing-cycles>
    <meta:generator>LibreOffice/3.5$Linux_x86 LibreOffice_project/350m1$Build-2</meta:generator>
    <meta:document-statistic meta:table-count="2" meta:image-count="0" meta:object-count="5" meta:page-count="2" meta:paragraph-count="22" meta:word-count="157" meta:character-count="849" meta:non-whitespace-character-count="713"/>
  </office:meta>
</office:document-meta>
</file>

<file path=Object 1/content.xml><?xml version="1.0" encoding="utf-8"?>
<math xmlns="http://www.w3.org/1998/Math/MathML">
  <semantics>
    <mtable>
      <mtr>
        <mtd>
          <mrow>
            <mi mathvariant="italic">For</mi>
            <mn>1</mn>
            <mi mathvariant="italic">packet</mi>
            <mi>,</mi>
            <mi/>
            <mrow>
              <msub>
                <mi>D</mi>
                <mi>i</mi>
              </msub>
              <mo stretchy="false">=</mo>
              <mrow>
                <mrow>
                  <msub>
                    <mi>d</mi>
                    <mi mathvariant="italic">queue</mi>
                  </msub>
                  <mo stretchy="false">+</mo>
                  <msub>
                    <mi>d</mi>
                    <mi mathvariant="italic">trans</mi>
                  </msub>
                </mrow>
                <mo stretchy="false">+</mo>
                <msub>
                  <mi>d</mi>
                  <mi mathvariant="italic">propa</mi>
                </msub>
              </mrow>
            </mrow>
            <mi/>
            <mi>,</mi>
            <mrow>
              <msub>
                <mi>d</mi>
                <mi mathvariant="italic">queue</mi>
              </msub>
              <mo stretchy="false">=</mo>
              <mn>0</mn>
            </mrow>
          </mrow>
        </mtd>
      </mtr>
      <mtr>
        <mtd>
          <mrow/>
        </mtd>
      </mtr>
      <mtr>
        <mtd>
          <mrow>
            <mrow>
              <msub>
                <mi>D</mi>
                <mrow>
                  <mrow>
                    <mi mathvariant="italic">end</mi>
                    <mo stretchy="false">−</mo>
                    <mi mathvariant="italic">end</mi>
                  </mrow>
                </mrow>
              </msub>
              <mo stretchy="false">=</mo>
              <mrow>
                <mrow>
                  <msub>
                    <mi>D</mi>
                    <mrow>
                      <mn>1</mn>
                    </mrow>
                  </msub>
                  <mo stretchy="false">+</mo>
                  <msub>
                    <mi>D</mi>
                    <mrow>
                      <mn>2</mn>
                    </mrow>
                  </msub>
                </mrow>
                <mo stretchy="false">+</mo>
                <msub>
                  <mi>D</mi>
                  <mrow>
                    <mn>3</mn>
                  </mrow>
                </msub>
              </mrow>
            </mrow>
          </mrow>
        </mtd>
      </mtr>
      <mtr>
        <mtd>
          <mrow/>
        </mtd>
      </mtr>
      <mtr>
        <mtd>
          <mrow>
            <mrow>
              <msub>
                <mi>D</mi>
                <mrow>
                  <mrow>
                    <mi mathvariant="italic">end</mi>
                    <mo stretchy="false">−</mo>
                    <mi mathvariant="italic">end</mi>
                  </mrow>
                </mrow>
              </msub>
              <mo stretchy="false">=</mo>
              <mrow>
                <mrow>
                  <mrow>
                    <mo stretchy="false">(</mo>
                    <mrow>
                      <mrow>
                        <msub>
                          <mi>d</mi>
                          <mi mathvariant="italic">trans1</mi>
                        </msub>
                        <mo stretchy="false">+</mo>
                        <msub>
                          <mi>d</mi>
                          <mi mathvariant="italic">propa1</mi>
                        </msub>
                      </mrow>
                    </mrow>
                    <mo stretchy="false">)</mo>
                  </mrow>
                  <mo stretchy="false">+</mo>
                  <mrow>
                    <mo stretchy="false">(</mo>
                    <mrow>
                      <mrow>
                        <msub>
                          <mi>d</mi>
                          <mi mathvariant="italic">trans2</mi>
                        </msub>
                        <mo stretchy="false">+</mo>
                        <msub>
                          <mi>d</mi>
                          <mi mathvariant="italic">propa2</mi>
                        </msub>
                      </mrow>
                    </mrow>
                    <mo stretchy="false">)</mo>
                  </mrow>
                </mrow>
                <mo stretchy="false">+</mo>
                <mrow>
                  <mo stretchy="false">(</mo>
                  <mrow>
                    <mrow>
                      <msub>
                        <mi>d</mi>
                        <mi mathvariant="italic">trans3</mi>
                      </msub>
                      <mo stretchy="false">+</mo>
                      <msub>
                        <mi>d</mi>
                        <mi mathvariant="italic">propa3</mi>
                      </msub>
                    </mrow>
                  </mrow>
                  <mo stretchy="false">)</mo>
                </mrow>
              </mrow>
            </mrow>
          </mrow>
        </mtd>
      </mtr>
      <mtr>
        <mtd>
          <mrow/>
        </mtd>
      </mtr>
      <mtr>
        <mtd>
          <mrow>
            <mrow>
              <mfrac>
                <msub>
                  <mi>L</mi>
                  <mn>1</mn>
                </msub>
                <msub>
                  <mi>R</mi>
                  <mn>1</mn>
                </msub>
              </mfrac>
              <mo stretchy="false">+</mo>
              <mfrac>
                <msub>
                  <mi>S</mi>
                  <mn>1</mn>
                </msub>
                <mi>c</mi>
              </mfrac>
            </mrow>
            <mrow>
              <mi/>
              <mo stretchy="false">+</mo>
              <mi/>
            </mrow>
            <mrow>
              <mfrac>
                <msub>
                  <mi>L</mi>
                  <mn>2</mn>
                </msub>
                <msub>
                  <mi>R</mi>
                  <mn>2</mn>
                </msub>
              </mfrac>
              <mo stretchy="false">+</mo>
              <mfrac>
                <msub>
                  <mi>S</mi>
                  <mn>2</mn>
                </msub>
                <mi>c</mi>
              </mfrac>
            </mrow>
            <mrow>
              <mi/>
              <mo stretchy="false">+</mo>
              <mi/>
            </mrow>
            <mrow>
              <mfrac>
                <msub>
                  <mi>L</mi>
                  <mn>3</mn>
                </msub>
                <msub>
                  <mi>R</mi>
                  <mn>3</mn>
                </msub>
              </mfrac>
              <mo stretchy="false">+</mo>
              <mfrac>
                <msub>
                  <mi>S</mi>
                  <mn>3</mn>
                </msub>
                <mi>c</mi>
              </mfrac>
            </mrow>
          </mrow>
        </mtd>
      </mtr>
      <mtr>
        <mtd>
          <mrow/>
        </mtd>
      </mtr>
      <mtr>
        <mtd>
          <mrow>
            <mrow>
              <mfrac>
                <mn>4000</mn>
                <mrow>
                  <mo stretchy="false">(</mo>
                  <mrow>
                    <mrow>
                      <mn>5</mn>
                      <mo stretchy="false">⋅</mo>
                      <msup>
                        <mn>10</mn>
                        <mn>7</mn>
                      </msup>
                    </mrow>
                  </mrow>
                  <mo stretchy="false">)</mo>
                </mrow>
              </mfrac>
              <mo stretchy="false">+</mo>
              <mfrac>
                <mn>100</mn>
                <mrow>
                  <mo stretchy="false">(</mo>
                  <mrow>
                    <mrow>
                      <mn>3</mn>
                      <mo stretchy="false">⋅</mo>
                      <msup>
                        <mn>10</mn>
                        <mn>8</mn>
                      </msup>
                    </mrow>
                  </mrow>
                  <mo stretchy="false">)</mo>
                </mrow>
              </mfrac>
            </mrow>
            <mrow>
              <mi/>
              <mo stretchy="false">+</mo>
              <mi/>
            </mrow>
            <mrow>
              <mfrac>
                <mn>4000</mn>
                <mrow>
                  <mo stretchy="false">(</mo>
                  <mrow>
                    <mrow>
                      <mn>1</mn>
                      <mo stretchy="false">⋅</mo>
                      <msup>
                        <mn>10</mn>
                        <mn>9</mn>
                      </msup>
                    </mrow>
                  </mrow>
                  <mo stretchy="false">)</mo>
                </mrow>
              </mfrac>
              <mo stretchy="false">+</mo>
              <mfrac>
                <mn>1000</mn>
                <mrow>
                  <mo stretchy="false">(</mo>
                  <mrow>
                    <mrow>
                      <mn>3</mn>
                      <mo stretchy="false">⋅</mo>
                      <msup>
                        <mn>10</mn>
                        <mn>8</mn>
                      </msup>
                    </mrow>
                  </mrow>
                  <mo stretchy="false">)</mo>
                </mrow>
              </mfrac>
            </mrow>
            <mrow>
              <mi/>
              <mo stretchy="false">+</mo>
              <mi/>
            </mrow>
            <mrow>
              <mfrac>
                <mn>4000</mn>
                <mrow>
                  <mo stretchy="false">(</mo>
                  <mrow>
                    <mrow>
                      <mn>5</mn>
                      <mo stretchy="false">⋅</mo>
                      <msup>
                        <mn>10</mn>
                        <mn>8</mn>
                      </msup>
                    </mrow>
                  </mrow>
                  <mo stretchy="false">)</mo>
                </mrow>
              </mfrac>
              <mo stretchy="false">+</mo>
              <mfrac>
                <mn>20</mn>
                <mrow>
                  <mo stretchy="false">(</mo>
                  <mrow>
                    <mrow>
                      <mn>3</mn>
                      <mo stretchy="false">⋅</mo>
                      <msup>
                        <mn>10</mn>
                        <mn>8</mn>
                      </msup>
                    </mrow>
                  </mrow>
                  <mo stretchy="false">)</mo>
                </mrow>
              </mfrac>
            </mrow>
          </mrow>
        </mtd>
      </mtr>
      <mtr>
        <mtd>
          <mrow/>
        </mtd>
      </mtr>
      <mtr>
        <mtd>
          <mrow>
            <msub>
              <mi>d</mi>
              <mrow>
                <mrow>
                  <mi mathvariant="italic">end</mi>
                  <mo stretchy="false">−</mo>
                  <mi mathvariant="italic">end</mi>
                </mrow>
              </mrow>
            </msub>
            <mrow>
              <mi/>
              <mo stretchy="false">=</mo>
              <mi/>
            </mrow>
            <mrow>
              <mn>1.2773</mn>
              <mo stretchy="false">⋅</mo>
              <msup>
                <mn>10</mn>
                <mrow>
                  <mo stretchy="false">−</mo>
                  <mn>4</mn>
                </mrow>
              </msup>
            </mrow>
            <mi mathvariant="italic">seconds</mi>
          </mrow>
        </mtd>
      </mtr>
    </mtable>
    <annotation encoding="StarMath 5.0">For 1 packet, ~ D_i = d_queue + d_trans + d_propa ~ , d_queue = 0 newline newline
D_{end-end} = D_{1} + D_{2} + D_{3} newline newline
D_{end-end} = (d_trans1 + d_propa1) + (d_trans2 + d_propa2) + (d_trans3 + d_propa3) newline newline
L_1 over R_1 + S_1 over c ~+~ L_2 over R_2 + S_2 over c ~+~ L_3 over R_3 + S_3 over c   newline newline
4000 over (5 cdot 10^7) + 100 over (3 cdot 10^8) ~+~ 4000 over (1 cdot 10^9) + 1000 over (3 cdot 10^8) ~+~ 4000 over (5 cdot 10^8) + 20 over (3 cdot 10^8) newline newline
d_{end-end} `=` 1.2773 cdot 10^-4 seconds</annotation>
  </semantics>
</math>
</file>

<file path=Object 2/content.xml><?xml version="1.0" encoding="utf-8"?>
<math xmlns="http://www.w3.org/1998/Math/MathML">
  <semantics>
    <mtable>
      <mtr>
        <mtd>
          <mrow>
            <mi mathvariant="italic">For</mi>
            <mn>2</mn>
            <mi mathvariant="italic">packets</mi>
            <mi>,</mi>
            <mi/>
            <mrow>
              <msub>
                <mi>D</mi>
                <mrow>
                  <mn>2</mn>
                  <mi mathvariant="italic">packets</mi>
                </mrow>
              </msub>
              <mo stretchy="false">=</mo>
              <msub>
                <mi>d</mi>
                <mrow>
                  <mrow>
                    <mi mathvariant="italic">end</mi>
                    <mo stretchy="false">−</mo>
                    <mi mathvariant="italic">end</mi>
                  </mrow>
                </mrow>
              </msub>
            </mrow>
            <mrow>
              <mi/>
              <mo stretchy="false">+</mo>
              <mi/>
            </mrow>
            <msub>
              <mi>d</mi>
              <mrow>
                <mi mathvariant="italic">queue</mi>
                <mi mathvariant="italic">of</mi>
                <mi mathvariant="italic">bottleneck</mi>
              </mrow>
            </msub>
            <mi>,</mi>
          </mrow>
        </mtd>
      </mtr>
      <mtr>
        <mtd>
          <mrow/>
        </mtd>
      </mtr>
      <mtr>
        <mtd>
          <mrow>
            <mrow>
              <msub>
                <mi>d</mi>
                <mrow>
                  <mi mathvariant="italic">queue</mi>
                  <mi mathvariant="italic">of</mi>
                  <mi mathvariant="italic">bottleneck</mi>
                </mrow>
              </msub>
              <mo stretchy="false">=</mo>
              <mfrac>
                <msub>
                  <mi>L</mi>
                  <mn>1</mn>
                </msub>
                <msub>
                  <mi>R</mi>
                  <mn>1</mn>
                </msub>
              </mfrac>
            </mrow>
          </mrow>
        </mtd>
      </mtr>
      <mtr>
        <mtd>
          <mrow/>
        </mtd>
      </mtr>
      <mtr>
        <mtd>
          <mrow>
            <mfrac>
              <msub>
                <mi>L</mi>
                <mn>1</mn>
              </msub>
              <msub>
                <mi>R</mi>
                <mn>1</mn>
              </msub>
            </mfrac>
            <mrow>
              <mi/>
              <mo stretchy="false">=</mo>
              <mi/>
            </mrow>
            <mfrac>
              <mn>4000</mn>
              <mrow>
                <mo stretchy="false">(</mo>
                <mrow>
                  <mrow>
                    <mn>5</mn>
                    <mo stretchy="false">⋅</mo>
                    <msup>
                      <mn>10</mn>
                      <mn>7</mn>
                    </msup>
                  </mrow>
                </mrow>
                <mo stretchy="false">)</mo>
              </mrow>
            </mfrac>
          </mrow>
        </mtd>
      </mtr>
      <mtr>
        <mtd>
          <mrow/>
        </mtd>
      </mtr>
      <mtr>
        <mtd>
          <mrow>
            <mfrac>
              <mi>L</mi>
              <mi>R</mi>
            </mfrac>
            <mrow>
              <mi/>
              <mo stretchy="false">=</mo>
              <mi/>
            </mrow>
            <mrow>
              <mn>1.24</mn>
              <mo stretchy="false">⋅</mo>
              <msup>
                <mn>10</mn>
                <mrow>
                  <mo stretchy="false">−</mo>
                  <mn>4</mn>
                </mrow>
              </msup>
            </mrow>
            <mi mathvariant="italic">seconds</mi>
          </mrow>
        </mtd>
      </mtr>
      <mtr>
        <mtd>
          <mrow/>
        </mtd>
      </mtr>
      <mtr>
        <mtd>
          <mrow>
            <mstyle mathvariant="bold-sans-serif">
              <mrow>
                <mrow>
                  <mo stretchy="false">[</mo>
                  <mrow>
                    <mrow>
                      <msub>
                        <mi>D</mi>
                        <mn>2packets</mn>
                      </msub>
                      <mo stretchy="false">=</mo>
                      <mrow>
                        <mn>2.5173</mn>
                        <mo stretchy="false">⋅</mo>
                        <msup>
                          <mn>10</mn>
                          <mrow>
                            <mo stretchy="false">−</mo>
                            <mn>4</mn>
                          </mrow>
                        </msup>
                      </mrow>
                    </mrow>
                    <mi mathvariant="italic">seconds</mi>
                  </mrow>
                  <mo stretchy="false">]</mo>
                </mrow>
              </mrow>
            </mstyle>
          </mrow>
        </mtd>
      </mtr>
    </mtable>
    <annotation encoding="StarMath 5.0">For 2 packets, ~ D_{2 packets} = d_{end-end} `+` d_{queue of bottleneck}, newline newline 
d_{queue of bottleneck} = L_1 over R_1 newline newline
L_1 over R_1 ~=~ 4000 over (5 cdot 10^7) newline newline
L over R ~=~ 1.24 cdot 10^-4 seconds newline newline
font sans bold [D_2packets = 2.5173 cdot 10^-4 seconds]</annotation>
  </semantics>
</math>
</file>

<file path=Object 3/content.xml><?xml version="1.0" encoding="utf-8"?>
<math xmlns="http://www.w3.org/1998/Math/MathML">
  <semantics>
    <mtable>
      <mtr>
        <mtd>
          <mrow>
            <mrow>
              <mfrac>
                <mn>4000</mn>
                <mrow>
                  <mo stretchy="false">(</mo>
                  <mrow>
                    <mrow>
                      <mn>5</mn>
                      <mo stretchy="false">⋅</mo>
                      <msup>
                        <mn>10</mn>
                        <mn>7</mn>
                      </msup>
                    </mrow>
                  </mrow>
                  <mo stretchy="false">)</mo>
                </mrow>
              </mfrac>
              <mo stretchy="false">+</mo>
              <mfrac>
                <mn>100</mn>
                <mrow>
                  <mo stretchy="false">(</mo>
                  <mrow>
                    <mrow>
                      <mn>3</mn>
                      <mo stretchy="false">⋅</mo>
                      <msup>
                        <mn>10</mn>
                        <mn>8</mn>
                      </msup>
                    </mrow>
                  </mrow>
                  <mo stretchy="false">)</mo>
                </mrow>
              </mfrac>
            </mrow>
            <mrow>
              <mi/>
              <mo stretchy="false">+</mo>
              <mi/>
            </mrow>
            <mrow>
              <mfrac>
                <mn>4000</mn>
                <mrow>
                  <mo stretchy="false">(</mo>
                  <mrow>
                    <mrow>
                      <mn>2.5</mn>
                      <mo stretchy="false">⋅</mo>
                      <msup>
                        <mn>10</mn>
                        <mn>7</mn>
                      </msup>
                    </mrow>
                  </mrow>
                  <mo stretchy="false">)</mo>
                </mrow>
              </mfrac>
              <mo stretchy="false">+</mo>
              <mfrac>
                <mn>1000</mn>
                <mrow>
                  <mo stretchy="false">(</mo>
                  <mrow>
                    <mrow>
                      <mn>3</mn>
                      <mo stretchy="false">⋅</mo>
                      <msup>
                        <mn>10</mn>
                        <mn>8</mn>
                      </msup>
                    </mrow>
                  </mrow>
                  <mo stretchy="false">)</mo>
                </mrow>
              </mfrac>
            </mrow>
            <mrow>
              <mi/>
              <mo stretchy="false">+</mo>
              <mi/>
            </mrow>
            <mrow>
              <mfrac>
                <mn>4000</mn>
                <mrow>
                  <mo stretchy="false">(</mo>
                  <mrow>
                    <mrow>
                      <mn>5</mn>
                      <mo stretchy="false">⋅</mo>
                      <msup>
                        <mn>10</mn>
                        <mn>8</mn>
                      </msup>
                    </mrow>
                  </mrow>
                  <mo stretchy="false">)</mo>
                </mrow>
              </mfrac>
              <mo stretchy="false">+</mo>
              <mfrac>
                <mn>20</mn>
                <mrow>
                  <mo stretchy="false">(</mo>
                  <mrow>
                    <mrow>
                      <mn>3</mn>
                      <mo stretchy="false">⋅</mo>
                      <msup>
                        <mn>10</mn>
                        <mn>8</mn>
                      </msup>
                    </mrow>
                  </mrow>
                  <mo stretchy="false">)</mo>
                </mrow>
              </mfrac>
            </mrow>
          </mrow>
        </mtd>
      </mtr>
      <mtr>
        <mtd>
          <mrow/>
        </mtd>
      </mtr>
      <mtr>
        <mtd>
          <mrow>
            <msub>
              <mi>d</mi>
              <mrow>
                <mrow>
                  <mi mathvariant="italic">end</mi>
                  <mo stretchy="false">−</mo>
                  <mi mathvariant="italic">end</mi>
                </mrow>
              </mrow>
            </msub>
            <mrow>
              <mi/>
              <mo stretchy="false">=</mo>
              <mi/>
            </mrow>
            <mrow>
              <mn>2.8373</mn>
              <mo stretchy="false">⋅</mo>
              <msup>
                <mn>10</mn>
                <mrow>
                  <mo stretchy="false">−</mo>
                  <mn>4</mn>
                </mrow>
              </msup>
            </mrow>
            <mi mathvariant="italic">seconds</mi>
            <mi/>
            <mi>,</mi>
            <mi/>
            <mrow>
              <msub>
                <mi>d</mi>
                <mrow>
                  <mi mathvariant="italic">queue</mi>
                  <mi mathvariant="italic">of</mi>
                  <mi mathvariant="italic">bottleneck</mi>
                </mrow>
              </msub>
              <mo stretchy="false">=</mo>
              <mfrac>
                <msub>
                  <mi>L</mi>
                  <mn>1</mn>
                </msub>
                <msub>
                  <mi>R</mi>
                  <mn>1</mn>
                </msub>
              </mfrac>
            </mrow>
          </mrow>
        </mtd>
      </mtr>
      <mtr>
        <mtd>
          <mrow/>
        </mtd>
      </mtr>
      <mtr>
        <mtd>
          <mrow>
            <mfrac>
              <msub>
                <mi>L</mi>
                <mn>1</mn>
              </msub>
              <msub>
                <mi>R</mi>
                <mn>1</mn>
              </msub>
            </mfrac>
            <mrow>
              <mi/>
              <mo stretchy="false">=</mo>
              <mi/>
            </mrow>
            <mfrac>
              <mn>4000</mn>
              <mrow>
                <mo stretchy="false">(</mo>
                <mrow>
                  <mrow>
                    <mn>5</mn>
                    <mo stretchy="false">⋅</mo>
                    <msup>
                      <mn>10</mn>
                      <mn>7</mn>
                    </msup>
                  </mrow>
                </mrow>
                <mo stretchy="false">)</mo>
              </mrow>
            </mfrac>
            <mrow>
              <mi/>
              <mo stretchy="false">=</mo>
              <mi/>
            </mrow>
            <mrow>
              <mn>1.6</mn>
              <mo stretchy="false">⋅</mo>
              <msup>
                <mn>10</mn>
                <mrow>
                  <mo stretchy="false">−</mo>
                  <mn>4</mn>
                </mrow>
              </msup>
            </mrow>
          </mrow>
        </mtd>
      </mtr>
      <mtr>
        <mtd>
          <mrow/>
        </mtd>
      </mtr>
      <mtr>
        <mtd>
          <mrow>
            <mstyle mathvariant="bold-sans-serif">
              <mrow>
                <mrow>
                  <mo stretchy="false">[</mo>
                  <mrow>
                    <mrow>
                      <msub>
                        <mi>D</mi>
                        <mn>2packets</mn>
                      </msub>
                      <mo stretchy="false">=</mo>
                      <mrow>
                        <mn>4.4373</mn>
                        <mo stretchy="false">⋅</mo>
                        <msup>
                          <mn>10</mn>
                          <mrow>
                            <mo stretchy="false">−</mo>
                            <mn>4</mn>
                          </mrow>
                        </msup>
                      </mrow>
                    </mrow>
                    <mi mathvariant="italic">seconds</mi>
                  </mrow>
                  <mo stretchy="false">]</mo>
                </mrow>
              </mrow>
            </mstyle>
          </mrow>
        </mtd>
      </mtr>
    </mtable>
    <annotation encoding="StarMath 5.0">4000 over (5 cdot 10^7) + 100 over (3 cdot 10^8) ~+~ 4000 over (2.5 cdot 10^7) + 1000 over (3 cdot 10^8) ~+~ 4000 over (5 cdot 10^8) + 20 over (3 cdot 10^8) newline newline
d_{end-end} `=` 2.8373 cdot 10^-4 seconds ~,~ d_{queue of bottleneck} = L_1 over R_1 newline newline
L_1 over R_1 ~=~ 4000 over (5 cdot 10^7) `=` 1.6 cdot 10^-4 newline newline
font sans bold [D_2packets = 4.4373 cdot 10^-4 seconds]</annotation>
  </semantics>
</math>
</file>

<file path=Object 4/content.xml><?xml version="1.0" encoding="utf-8"?>
<math xmlns="http://www.w3.org/1998/Math/MathML">
  <semantics>
    <mtable>
      <mtr>
        <mtd>
          <mrow>
            <mrow>
              <mfrac>
                <mrow>
                  <mo stretchy="false">(</mo>
                  <mrow>
                    <mi mathvariant="italic">Bits</mi>
                    <mi mathvariant="italic">delivered</mi>
                    <mrow>
                      <mo stretchy="false">[</mo>
                      <mrow>
                        <mn>0,</mn>
                        <mi>T</mi>
                      </mrow>
                      <mo stretchy="false">]</mo>
                    </mrow>
                  </mrow>
                  <mo stretchy="false">)</mo>
                </mrow>
                <mrow>
                  <mo stretchy="false">(</mo>
                  <mrow>
                    <mrow>
                      <mi>T</mi>
                      <mo stretchy="false">=</mo>
                      <mi mathvariant="italic">Time</mi>
                    </mrow>
                    <mi mathvariant="italic">elapsed</mi>
                  </mrow>
                  <mo stretchy="false">)</mo>
                </mrow>
              </mfrac>
              <mo stretchy="false">=</mo>
              <mfrac>
                <mrow>
                  <mo stretchy="false">(</mo>
                  <mrow>
                    <mrow>
                      <mfrac>
                        <mi>T</mi>
                        <mrow>
                          <mo stretchy="false">(</mo>
                          <mrow>
                            <mrow>
                              <mi>L</mi>
                              <mo stretchy="false">/</mo>
                              <mi>R</mi>
                            </mrow>
                          </mrow>
                          <mo stretchy="false">)</mo>
                        </mrow>
                      </mfrac>
                      <mo stretchy="false">⋅</mo>
                      <mi>L</mi>
                    </mrow>
                  </mrow>
                  <mo stretchy="false">)</mo>
                </mrow>
                <mi>T</mi>
              </mfrac>
            </mrow>
            <mrow>
              <mi/>
              <mo stretchy="false">=</mo>
              <mi/>
            </mrow>
            <mstyle mathvariant="bold">
              <mrow>
                <mi>R</mi>
              </mrow>
            </mstyle>
          </mrow>
        </mtd>
      </mtr>
      <mtr>
        <mtd>
          <mrow/>
        </mtd>
      </mtr>
      <mtr>
        <mtd>
          <mrow>
            <mi mathvariant="italic">Thruput</mi>
            <mrow>
              <mi/>
              <mo stretchy="false">=</mo>
              <mi/>
            </mrow>
            <mi>R</mi>
            <mrow>
              <mi/>
              <mo stretchy="false">=</mo>
              <mi/>
            </mrow>
            <mn>1</mn>
            <mi mathvariant="italic">Gbps</mi>
            <mrow>
              <mi/>
              <mo stretchy="false">=</mo>
              <mi/>
            </mrow>
            <mstyle mathvariant="bold">
              <mrow>
                <mrow>
                  <mo stretchy="false">(</mo>
                  <mrow>
                    <mrow>
                      <mn>1</mn>
                      <mo stretchy="false">⋅</mo>
                      <msup>
                        <mn>10</mn>
                        <mn>9</mn>
                      </msup>
                    </mrow>
                    <mi mathvariant="italic">bits</mi>
                    <mi mathvariant="italic">per</mi>
                    <mi mathvariant="italic">second</mi>
                  </mrow>
                  <mo stretchy="false">)</mo>
                </mrow>
              </mrow>
            </mstyle>
          </mrow>
        </mtd>
      </mtr>
      <mtr>
        <mtd>
          <mrow/>
        </mtd>
      </mtr>
      <mtr>
        <mtd>
          <mrow>
            <mrow>
              <mrow>
                <mrow>
                  <mrow>
                    <mi mathvariant="italic">Thruput</mi>
                    <mo stretchy="false">=</mo>
                    <mfrac>
                      <mi>R</mi>
                      <mi>L</mi>
                    </mfrac>
                  </mrow>
                  <mo stretchy="false">=</mo>
                  <mfrac>
                    <mrow>
                      <mo stretchy="false">(</mo>
                      <mrow>
                        <mn>1</mn>
                        <mi mathvariant="italic">Gbps</mi>
                      </mrow>
                      <mo stretchy="false">)</mo>
                    </mrow>
                    <mrow>
                      <mo stretchy="false">(</mo>
                      <mrow>
                        <mn>8kb</mn>
                      </mrow>
                      <mo stretchy="false">)</mo>
                    </mrow>
                  </mfrac>
                </mrow>
                <mo stretchy="false">=</mo>
                <mn>125000</mn>
              </mrow>
              <mo stretchy="false">=</mo>
              <mstyle mathvariant="bold">
                <mrow>
                  <mrow>
                    <mo stretchy="false">(</mo>
                    <mrow>
                      <mrow>
                        <mn>1.25</mn>
                        <mo stretchy="false">⋅</mo>
                        <msup>
                          <mn>10</mn>
                          <mn>5</mn>
                        </msup>
                      </mrow>
                      <mrow>
                        <mi mathvariant="italic">pkts</mi>
                        <mo stretchy="false">/</mo>
                        <mi mathvariant="italic">sec</mi>
                      </mrow>
                    </mrow>
                    <mo stretchy="false">)</mo>
                  </mrow>
                </mrow>
              </mstyle>
            </mrow>
          </mrow>
        </mtd>
      </mtr>
    </mtable>
    <annotation encoding="StarMath 5.0">(Bits delivered [0,T])over(T=Time elapsed) = (T over (L / R) cdot L) over T ~=~ bold R newline newline
Thruput ~=~ R ~=~ 1 Gbps ~=~ bold (1 cdot 10^9 bits per second) newline newline
Thruput = R over L = (1 Gbps) over (8kb)= 125000 = bold (1.25 cdot 10^5 pkts/sec)</annotation>
  </semantics>
</math>
</file>

<file path=Object 5/content.xml><?xml version="1.0" encoding="utf-8"?>
<math xmlns="http://www.w3.org/1998/Math/MathML">
  <semantics>
    <mrow>
      <mrow>
        <mrow>
          <mrow>
            <mrow>
              <mi>N</mi>
              <mo stretchy="false">=</mo>
              <mfrac>
                <mrow>
                  <mi>R</mi>
                  <mo stretchy="false">⋅</mo>
                  <mi mathvariant="italic">RTT</mi>
                </mrow>
                <mi>L</mi>
              </mfrac>
            </mrow>
            <mo stretchy="false">=</mo>
            <mfrac>
              <mrow>
                <mo stretchy="false">(</mo>
                <mrow>
                  <mn>500</mn>
                  <mrow>
                    <mi mathvariant="italic">Mbps</mi>
                    <mo stretchy="false">⋅</mo>
                    <mn>0.02</mn>
                  </mrow>
                  <mi mathvariant="italic">sec</mi>
                </mrow>
                <mo stretchy="false">)</mo>
              </mrow>
              <mrow>
                <mo stretchy="false">(</mo>
                <mrow>
                  <mn>8000</mn>
                  <mi mathvariant="italic">bits</mi>
                </mrow>
                <mo stretchy="false">)</mo>
              </mrow>
            </mfrac>
          </mrow>
          <mo stretchy="false">=</mo>
          <mfrac>
            <mrow>
              <mn>1</mn>
              <mo stretchy="false">⋅</mo>
              <msup>
                <mn>10</mn>
                <mn>7</mn>
              </msup>
            </mrow>
            <mrow>
              <mo stretchy="false">(</mo>
              <mrow>
                <mn>8000</mn>
                <mi mathvariant="italic">bits</mi>
              </mrow>
              <mo stretchy="false">)</mo>
            </mrow>
          </mfrac>
        </mrow>
        <mo stretchy="false">=</mo>
        <mstyle mathvariant="bold">
          <mrow>
            <mrow>
              <mo stretchy="false">(</mo>
              <mrow>
                <mn>1250</mn>
                <mi mathvariant="italic">packets</mi>
              </mrow>
              <mo stretchy="false">)</mo>
            </mrow>
          </mrow>
        </mstyle>
      </mrow>
    </mrow>
    <annotation encoding="StarMath 5.0">N = R cdot RTT over L = (500 Mbps cdot 0.02 sec) over (8000 bits) = 1 cdot 10^7 over (8000 bits) = bold( 1250 packets)</annotation>
  </semantics>
</math>
</file>